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office:value-type="string">
            <text:p>Size</text:p>
          </table:table-cell>
          <table:table-cell office:value-type="string">
            <text:p>Quantity</text:p>
          </table:table-cell>
          <table:table-cell table:number-columns-repeated="2"/>
          <table:table-cell office:value-type="string">
            <text:p>Supplie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Hardware</text:p>
          </table:table-cell>
          <table:table-cell table:number-columns-repeated="7"/>
        </table:table-row>
        <table:table-row table:style-name="ro2">
          <table:table-cell office:value-type="string">
            <text:p>Smooth Rods</text:p>
          </table:table-cell>
          <table:table-cell office:value-type="string">
            <text:p>8 x 5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Linear bearing LM8UU</text:p>
          </table:table-cell>
          <table:table-cell office:value-type="string">
            <text:p>8 x 15 x 2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T2 Belt</text:p>
          </table:table-cell>
          <table:table-cell office:value-type="string">
            <text:p>6 x 116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T2 Pulley (20 teeth)</text:p>
          </table:table-cell>
          <table:table-cell office:value-type="string">
            <text:p>5 x 12.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608ZZ Ball-bearing</text:p>
          </table:table-cell>
          <table:table-cell office:value-type="string">
            <text:p>8 x 22 x 7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Motor Shaft Coupling 5mm - 8mm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Threaded rods M5/M8/M10</text:p>
          </table:table-cell>
          <table:table-cell table:number-columns-repeated="4"/>
          <table:table-cell office:value-type="string">
            <text:p>Biltema</text:p>
          </table:table-cell>
          <table:table-cell table:number-columns-repeated="2"/>
        </table:table-row>
        <table:table-row table:style-name="ro2">
          <table:table-cell office:value-type="string">
            <text:p>Small ball-bearing (better idler?)</text:p>
          </table:table-cell>
          <table:table-cell office:value-type="string">
            <text:p>3 x 8 x 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C Heli par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Build plate</text:p>
          </table:table-cell>
          <table:table-cell table:number-columns-repeated="7"/>
        </table:table-row>
        <table:table-row table:style-name="ro2">
          <table:table-cell office:value-type="string">
            <text:p>Paper Clip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Heatbed MK2a PCB</text:p>
          </table:table-cell>
          <table:table-cell office:value-type="string">
            <text:p>214 x 2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lass plate</text:p>
          </table:table-cell>
          <table:table-cell office:value-type="string">
            <text:p>200 x 200 x 1.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Hot-end A</text:p>
          </table:table-cell>
          <table:table-cell table:number-columns-repeated="7"/>
        </table:table-row>
        <table:table-row table:style-name="ro2">
          <table:table-cell office:value-type="string">
            <text:p>J-Head Mk 0.4mm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PTFE tube for 1.75mm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PTFE tube for 3mm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12/40W Heater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100k thermistor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Alu. mounting plat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Hot-end B</text:p>
          </table:table-cell>
          <table:table-cell table:number-columns-repeated="7"/>
        </table:table-row>
        <table:table-row table:style-name="ro2">
          <table:table-cell table:style-name="ce2" office:value-type="string">
            <text:p>BigHead Nozzle 0.35mm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6 Heater Barrel 36mm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V3 PEEK/PTFE Hybrid GrooveMount Insulator for 1.75mm Filament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Wade Nema 17 Extruder Wooden Mounts (includes 2 mounts)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Thermistor 100K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ld-end</text:p>
          </table:table-cell>
          <table:table-cell table:number-columns-repeated="7"/>
        </table:table-row>
        <table:table-row table:style-name="ro2">
          <table:table-cell office:value-type="string">
            <text:p>Hobbed bolt M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reg's Wade extruder for Prusa i3</text:p>
          </table:table-cell>
          <table:table-cell office:value-type="string">
            <text:p>30mm carriage, J-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INTED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lectronics</text:p>
          </table:table-cell>
          <table:table-cell table:number-columns-repeated="7"/>
        </table:table-row>
        <table:table-row table:style-name="ro2">
          <table:table-cell office:value-type="string">
            <text:p>Kysan 1124090 Stepper Motor</text:p>
          </table:table-cell>
          <table:table-cell office:value-type="string">
            <text:p>NEMA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Arduino Mega 2560 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RAMPS 1.4 Shiel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Pololu Stepper Drivers w/ heatsinks 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Optical Endstop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Plywood (12mm)</text:p>
          </table:table-cell>
          <table:table-cell table:number-columns-repeated="7"/>
        </table:table-row>
        <table:table-row table:style-name="ro1">
          <table:table-cell office:value-type="string">
            <text:p>Frame</text:p>
          </table:table-cell>
          <table:table-cell office:value-type="string">
            <text:p>450 x 1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Frame</text:p>
          </table:table-cell>
          <table:table-cell office:value-type="string">
            <text:p>475 x 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230 x 23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Other</text:p>
          </table:table-cell>
          <table:table-cell table:number-columns-repeated="7"/>
        </table:table-row>
        <table:table-row table:style-name="ro2">
          <table:table-cell office:value-type="string">
            <text:p>Ceramic insulation tape</text:p>
          </table:table-cell>
          <table:table-cell office:value-type="string">
            <text:p>300 x 2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PTFE grease</text:p>
          </table:table-cell>
          <table:table-cell table:number-columns-repeated="4"/>
          <table:table-cell office:value-type="string">
            <text:p>Biltema</text:p>
          </table:table-cell>
          <table:table-cell table:number-columns-repeated="2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 style:data-style-name="N2" text:time-value="0000-00-00T22:35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1:08:10.84</meta:creation-date>
    <dc:date>2013-06-19T07:05:38</dc:date>
    <meta:editing-duration>PT9H46M32S</meta:editing-duration>
    <meta:editing-cycles>9</meta:editing-cycles>
    <meta:generator>LibreOffice/4.0.2.2$Linux_X86_64 LibreOffice_project/400m0$Build-2</meta:generator>
    <dc:creator>Franck Fleurey</dc:creator>
    <meta:document-statistic meta:table-count="3" meta:cell-count="112" meta:object-count="0"/>
  </office:meta>
</office:document-meta>
</file>